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4.51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51.7pt"/>
    </style:style>
    <style:style style:name="co6" style:family="table-column">
      <style:table-column-properties fo:break-before="auto" style:column-width="50.14pt"/>
    </style:style>
    <style:style style:name="co7" style:family="table-column">
      <style:table-column-properties fo:break-before="auto" style:column-width="292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]*[.E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KEMET/C0805C330K5GACTU?qs=sGAEpiMZZMs0AnBnWHyRQDFFXrMS8epKKdBCCDfrMeo%3D" xlink:type="simple">https://www.mouser.com/ProductDetail/KEMET/C0805C330K5GACTU?qs=sGAEpiMZZMs0AnBnWHyRQDFFXrMS8epKKdBCCDfrMeo%3D</text:a></text:p>
          </table:table-cell>
        </table:table-row>
        <table:table-row table:style-name="ro1">
          <table:table-cell office:value-type="string" calcext:value-type="string">
            <text:p>C2 C12 C14 C16 C18 C13 C15 C17 C19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4]*[.E4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KEMET/C0805C472K5RAC7025?qs=sGAEpiMZZMs0AnBnWHyRQHBIeb04j8IHinv4AxTS9Zw%3D" xlink:type="simple">https://www.mouser.com/ProductDetail/KEMET/C0805C472K5RAC7025?qs=sGAEpiMZZMs0AnBnWHyRQHBIeb04j8IHinv4AxTS9Zw%3D</text:a>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5]*[.E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6]*[.E6]" office:value-type="currency" office:currency="USD" office:value="1.32" calcext:value-type="currency">
            <text:p>$1.32</text:p>
          </table:table-cell>
          <table:table-cell office:value-type="string" calcext:value-type="string">
            <text:p><text:a xlink:href="https://www.mouser.com/ProductDetail/TDK/C2012C0G1H682J060AA?qs=sGAEpiMZZMs0AnBnWHyRQFzBYxg9rzNcQoQqKge%252Bkfc%3D" xlink:type="simple">https://www.mouser.com/ProductDetail/TDK/C2012C0G1H682J060AA?qs=sGAEpiMZZMs0AnBnWHyRQFzBYxg9rzNcQoQqKge%252Bkf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B7]*[.E7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B8]*[.E8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9]*[.E9]" office:value-type="currency" office:currency="USD" office:value="0.25" calcext:value-type="currency">
            <text:p>$0.25</text:p>
          </table:table-cell>
          <table:table-cell office:value-type="string" calcext:value-type="string">
            <text:p><text:a xlink:href="https://www.mouser.com/ProductDetail/VCC/VAOL-5LCE2?qs=sGAEpiMZZMtmwHDZQCdlqf%252BOPI95frCfBKfO7Dqy7jA%3D" xlink:type="simple">https://www.mouser.com/ProductDetail/VCC/VAOL-5LCE2?qs=sGAEpiMZZMtmwHDZQCdlqf%252BOPI95frCfBKfO7Dqy7jA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10]*[.E10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3 J2 J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1]*[.E11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B12]*[.E12]" office:value-type="currency" office:currency="USD" office:value="0.56" calcext:value-type="currency">
            <text:p>$0.56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1 Q3 Q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3]*[.E13]" office:value-type="currency" office:currency="USD" office:value="0.33" calcext:value-type="currency">
            <text:p>$0.33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Package_TO_SOT_SMD:SOT-363_SC-70-6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B14]*[.E14]" office:value-type="currency" office:currency="USD" office:value="0.36" calcext:value-type="currency">
            <text:p>$0.36</text:p>
          </table:table-cell>
          <table:table-cell office:value-type="string" calcext:value-type="string">
            <text:p><text:a xlink:href="https://www.mouser.com/ProductDetail/Diodes-Incorporated/MMDT3904-7-F?qs=sGAEpiMZZMshyDBzk1%2FWi1dT3nwsZmYoBZje2syjZLM%3D" xlink:type="simple">https://www.mouser.com/ProductDetail/Diodes-Incorporated/MMDT3904-7-F?qs=sGAEpiMZZMshyDBzk1%2FWi1dT3nwsZmYoBZje2syjZLM%3D</text:a></text:p>
          </table:table-cell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5]*[.E15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1 R10 R3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7]*[.E17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1ELF?qs=%2Fha2pyFaduhahI5VuYfWYUFB9lfDst5QWUxwicsVKfPqL9K%2FVW1DYA%3D%3D" xlink:type="simple">https://www.mouser.com/ProductDetail/Bourns/CR0805-FX-1001ELF?qs=%2Fha2pyFaduhahI5VuYfWYUFB9lfDst5QWUxwicsVKfPqL9K%2FVW1DYA%3D%3D</text:a></text:p>
          </table:table-cell>
        </table:table-row>
        <table:table-row table:style-name="ro1">
          <table:table-cell office:value-type="string" calcext:value-type="string">
            <text:p>R13 R3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9]*[.E19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Device:R_LDR_5.0x4.1mm_P3mm_Vertical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B20]*[.E20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1ELF?qs=%2Fha2pyFaduhahI5VuYfWYevxcJXpZ2Iv8TgSOqx8tHKrCzkI4qHkhw%3D%3D" xlink:type="simple">https://www.mouser.com/ProductDetail/Bourns/CR0805-FX-2701ELF?qs=%2Fha2pyFaduhahI5VuYfWYevxcJXpZ2Iv8TgSOqx8tHKrCzkI4qHkhw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4]*[.E2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5]*[.E2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6]*[.E26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7]*[.E27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8]*[.E28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mouser.com/ProductDetail/Bourns/3296W-1-103LF?qs=sGAEpiMZZMvygUB3GLcD7sSg8po3Zpo3ffstnUSG0lM%3D" xlink:type="simple">https://www.mouser.com/ProductDetail/Bourns/3296W-1-103LF?qs=sGAEpiMZZMvygUB3GLcD7sSg8po3Zpo3ffstnUSG0lM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9]*[.E29]" office:value-type="currency" office:currency="USD" office:value="2.41" calcext:value-type="currency">
            <text:p>$2.41</text:p>
          </table:table-cell>
          <table:table-cell office:value-type="string" calcext:value-type="string">
            <text:p><text:a xlink:href="https://www.mouser.com/ProductDetail/Bourns/3296W-1-104LF?qs=sGAEpiMZZMvygUB3GLcD7n4W%2FLGLppVQPLafS11c%2FbA%3D" xlink:type="simple">https://www.mouser.com/ProductDetail/Bourns/3296W-1-104LF?qs=sGAEpiMZZMvygUB3GLcD7n4W%2FLGLppVQPLafS11c%2FbA%3D</text:a></text:p>
          </table:table-cell>
        </table:table-row>
        <table:table-row table:style-name="ro1">
          <table:table-cell office:value-type="string" calcext:value-type="string">
            <text:p>U2 U3 U4 U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B30]*[.E30]" office:value-type="currency" office:currency="USD" office:value="1.64" calcext:value-type="currency">
            <text:p>$1.64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59" calcext:value-type="currency">
            <text:p>$0.59</text:p>
          </table:table-cell>
          <table:table-cell table:formula="of:=[.B31]*[.E3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ink to Mouser project:</text:p>
          </table:table-cell>
          <table:table-cell office:value-type="string" calcext:value-type="string">
            <text:p><text:a xlink:href="https://www.mouser.com/ProjectManager/ProjectDetail.aspx?AccessID=8506b8eb43" xlink:type="simple">https://www.mouser.com/ProjectManager/ProjectDetail.aspx?AccessID=8506b8eb43</text:a></text:p>
          </table:table-cell>
          <table:table-cell table:number-columns-repeated="2"/>
          <table:table-cell office:value-type="string" calcext:value-type="string">
            <text:p>access code:</text:p>
          </table:table-cell>
          <table:table-cell/>
          <table:table-cell office:value-type="string" calcext:value-type="string">
            <text:p>8506b8eb43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7:16:09.936279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7:23:42.314603513</dc:date>
    <meta:editing-duration>PT41M13S</meta:editing-duration>
    <meta:editing-cycles>7</meta:editing-cycles>
    <meta:generator>LibreOffice/6.0.7.3$Linux_X86_64 LibreOffice_project/00m0$Build-3</meta:generator>
    <meta:document-statistic meta:table-count="1" meta:cell-count="221" meta:object-count="0"/>
  </office:meta>
</office:document-meta>
</file>